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2.463cm" style:use-optimal-column-width="false"/>
    </style:style>
    <style:style style:name="co10" style:family="table-column">
      <style:table-column-properties style:column-width="4.927cm" style:use-optimal-column-width="false"/>
    </style:style>
    <style:style style:name="co11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222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223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138cm"/>
    </style:style>
    <style:style style:name="ro8" style:family="table-row">
      <style:table-row-properties style:row-height="1.01cm"/>
    </style:style>
    <style:style style:name="ro9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6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5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5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m22659 1098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>
          <text:p/>
        </draw:connector>
        <draw:custom-shape draw:style-name="gr4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>
          <text:p/>
        </draw:connector>
        <draw:custom-shape draw:style-name="gr4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>
          <text:p/>
        </draw:connector>
        <draw:custom-shape draw:style-name="gr4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4" draw:text-style-name="P5" xml:id="id15" draw:id="id15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712cm" svg:y1="18.555cm" svg:x2="12.426cm" svg:y2="18.555cm" draw:start-shape="id15" draw:start-glue-point="1" draw:end-shape="id16" draw:end-glue-point="3" svg:d="m6712 18555h5714">
          <text:p/>
        </draw:connector>
        <draw:custom-shape draw:style-name="gr4" draw:text-style-name="P5" xml:id="id16" draw:id="id16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3" draw:text-style-name="P4" draw:layer="layout" draw:type="line" svg:x1="16.826cm" svg:y1="18.555cm" svg:x2="22.537cm" svg:y2="18.555cm" draw:start-shape="id16" draw:start-glue-point="1" draw:end-shape="id17" draw:end-glue-point="3" svg:d="m16826 18555h5711">
          <text:p/>
        </draw:connector>
        <draw:custom-shape draw:style-name="gr4" draw:text-style-name="P5" xml:id="id17" draw:id="id17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4" draw:layer="layout" draw:type="line" svg:x1="15.164cm" svg:y1="18.55cm" svg:x2="20.996cm" svg:y2="18.55cm" draw:start-shape="id27" draw:start-glue-point="7" draw:end-shape="id28" svg:d="m15164 18550h5832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7.656cm" svg:height="0.92cm" svg:x="14.777cm" svg:y="12.589cm">
            <draw:text-box>
              <text:p><text:span text:style-name="T2">未知詞</text:span>：一百五十項、…</text:p>
            </draw:text-box>
          </draw:frame>
          <draw:frame draw:style-name="gr7" draw:layer="layout" svg:width="8.252cm" svg:height="0.92cm" svg:x="14.788cm" svg:y="20.053cm">
            <draw:text-box>
              <text:p><text:span text:style-name="T2">已知詞</text:span>：liok8-siok8、…</text:p>
            </draw:text-box>
          </draw:frame>
          <draw:connector draw:style-name="gr8" draw:text-style-name="P4" draw:layer="layout" svg:x1="15.164cm" svg:y1="18.55cm" svg:x2="16.409cm" svg:y2="14.865cm" draw:start-shape="id27" draw:start-glue-point="7" draw:end-shape="id29" draw:end-glue-point="3" svg:d="m15164 18550h623v-3685h622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8.528cm" svg:y1="13.663cm" svg:x2="13.15cm" svg:y2="13.663cm" draw:start-shape="id30" draw:start-glue-point="1" draw:end-shape="id31" svg:d="m8528 13663h4622">
            <text:p/>
          </draw:connector>
          <draw:custom-shape draw:style-name="gr4" draw:text-style-name="P4" xml:id="id32" draw:id="id32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4" draw:layer="layout" draw:type="line" svg:x1="16.88cm" svg:y1="13.663cm" svg:x2="22.712cm" svg:y2="13.663cm" draw:start-shape="id31" draw:start-glue-point="7" draw:end-shape="id32" svg:d="m16880 13663h5832">
            <text:p/>
          </draw:connector>
          <draw:connector draw:style-name="gr3" draw:text-style-name="P4" draw:layer="layout" svg:x1="21.427cm" svg:y1="9.978cm" svg:x2="22.712cm" svg:y2="13.663cm" draw:start-shape="id33" draw:start-glue-point="1" draw:end-shape="id32" svg:d="m21427 9978h643v3685h642">
            <text:p/>
          </draw:connector>
          <draw:custom-shape draw:style-name="gr5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4" draw:layer="layout" svg:x1="16.88cm" svg:y1="13.663cm" svg:x2="18.125cm" svg:y2="9.978cm" draw:start-shape="id31" draw:start-glue-point="7" draw:end-shape="id33" draw:end-glue-point="3" svg:d="m16880 13663h623v-3685h622">
            <text:p/>
          </draw:connector>
        </draw:g>
        <draw:frame draw:style-name="gr7" draw:text-style-name="P6" draw:layer="layout" svg:width="11.057cm" svg:height="0.92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39" draw:id="id39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4" draw:id="id34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8cm" svg:y1="18.006cm" svg:x2="24.749cm" svg:y2="13.464cm" draw:start-shape="id37" draw:start-glue-point="4" draw:end-shape="id34" draw:end-glue-point="5" svg:d="m22568 18006 2181-4542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m21672 10982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>
          <text:p/>
        </draw:connector>
        <draw:connector draw:style-name="gr3" draw:text-style-name="P4" draw:layer="layout" svg:x1="15.008cm" svg:y1="11.782cm" svg:x2="20.398cm" svg:y2="18.806cm" draw:start-shape="id38" draw:start-glue-point="6" draw:end-shape="id37" draw:end-glue-point="5" svg:d="m15008 11782v7024h5390">
          <text:p/>
        </draw:connector>
        <draw:custom-shape draw:style-name="gr4" draw:text-style-name="P5" xml:id="id45" draw:id="id45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20.398cm" svg:y2="18.806cm" draw:start-shape="id45" draw:start-glue-point="6" draw:end-shape="id37" draw:end-glue-point="5" svg:d="m18555 16659v2147h1843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6.278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逐个無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4.414cm" svg:x="13.354cm" svg:y="15.32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445cm" svg:y="9.99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9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9" draw:text-style-name="P4" draw:layer="layout" svg:width="-2.477cm" svg:height="-2.34cm" svg:x="25.426cm" svg:y="10.836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9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6" draw:start-glue-point="7" draw:end-shape="id47" draw:end-glue-point="5" svg:d="m4535 19634h17993">
          <text:p/>
        </draw:connector>
        <draw:custom-shape draw:style-name="gr4" draw:text-style-name="P5" xml:id="id46" draw:id="id46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9" draw:id="id49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8" draw:id="id48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8" draw:start-glue-point="7" draw:end-shape="id49" draw:end-glue-point="4" svg:d="m11907 16966h5357v1518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0" draw:id="id50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3" draw:id="id53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0" draw:start-glue-point="7" draw:end-shape="id51" draw:end-glue-point="11" svg:d="m20200 7304-629 3236">
          <text:p/>
        </draw:connector>
        <draw:custom-shape draw:style-name="gr4" draw:text-style-name="P4" xml:id="id52" draw:id="id52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0" draw:start-glue-point="7" draw:end-shape="id52" draw:end-glue-point="4" svg:d="m20200 7304 2435 2855">
          <text:p/>
        </draw:connector>
        <draw:custom-shape draw:style-name="gr4" draw:text-style-name="P4" xml:id="id51" draw:id="id51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0" draw:start-glue-point="7" draw:end-shape="id53" draw:end-glue-point="11" svg:d="m20200 7304-4615 3236">
          <text:p/>
        </draw:connector>
        <draw:custom-shape draw:style-name="gr4" draw:text-style-name="P4" xml:id="id54" draw:id="id54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3" draw:start-glue-point="8" draw:end-shape="id54" draw:end-glue-point="4" svg:d="m14666 12760-10450 2936">
          <text:p/>
        </draw:connector>
        <draw:custom-shape draw:style-name="gr4" draw:text-style-name="P4" xml:id="id55" draw:id="id55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3" draw:start-glue-point="8" draw:end-shape="id55" draw:end-glue-point="4" svg:d="m14666 12760-7148 2936">
          <text:p/>
        </draw:connector>
        <draw:custom-shape draw:style-name="gr4" draw:text-style-name="P4" xml:id="id56" draw:id="id56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3" draw:start-glue-point="8" draw:end-shape="id56" draw:end-glue-point="4" svg:d="m14666 12760-3847 2936">
          <text:p/>
        </draw:connector>
        <draw:custom-shape draw:style-name="gr4" draw:text-style-name="P4" xml:id="id57" draw:id="id57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3" draw:start-glue-point="9" draw:end-shape="id57" draw:end-glue-point="4" svg:d="m15585 12379-1219 3317">
          <text:p/>
        </draw:connector>
        <draw:custom-shape draw:style-name="gr4" draw:text-style-name="P4" xml:id="id58" draw:id="id58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3" draw:start-glue-point="9" draw:end-shape="id58" draw:end-glue-point="4" svg:d="m15585 12379 2575 3317">
          <text:p/>
        </draw:connector>
        <draw:custom-shape draw:style-name="gr4" draw:text-style-name="P4" xml:id="id59" draw:id="id59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3" draw:start-glue-point="9" draw:end-shape="id59" draw:end-glue-point="4" svg:d="m15585 12379 6367 3362">
          <text:p/>
        </draw:connector>
        <draw:frame draw:style-name="gr7" draw:layer="layout" svg:width="1.78cm" svg:height="0.92cm" svg:x="24.127cm" svg:y="16.593cm">
          <draw:text-box>
            <text:p>……</text:p>
          </draw:text-box>
        </draw:frame>
        <draw:frame draw:style-name="gr10" draw:layer="layout" svg:width="1.928cm" svg:height="0.92cm" svg:x="24.935cm" svg:y="11.101cm">
          <draw:text-box>
            <text:p>……</text:p>
          </draw:text-box>
        </draw:frame>
        <draw:custom-shape draw:style-name="gr4" draw:text-style-name="P4" xml:id="id60" draw:id="id60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1" draw:id="id61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4" draw:start-glue-point="8" draw:end-shape="id60" draw:end-glue-point="0" svg:d="m4216 18297 2938 1121">
          <text:p/>
        </draw:connector>
        <draw:connector draw:style-name="gr3" draw:text-style-name="P4" draw:layer="layout" draw:type="line" svg:x1="7.518cm" svg:y1="18.297cm" svg:x2="7.154cm" svg:y2="19.418cm" draw:start-shape="id55" draw:start-glue-point="8" draw:end-shape="id60" draw:end-glue-point="0" svg:d="m7518 18297-364 1121">
          <text:p/>
        </draw:connector>
        <draw:connector draw:style-name="gr3" draw:text-style-name="P4" draw:layer="layout" draw:type="line" svg:x1="10.819cm" svg:y1="18.297cm" svg:x2="7.154cm" svg:y2="19.418cm" draw:start-shape="id56" draw:start-glue-point="8" draw:end-shape="id60" draw:end-glue-point="0" svg:d="m10819 18297-3665 1121">
          <text:p/>
        </draw:connector>
        <draw:connector draw:style-name="gr3" draw:text-style-name="P4" draw:layer="layout" draw:type="line" svg:x1="14.366cm" svg:y1="18.297cm" svg:x2="18.089cm" svg:y2="19.418cm" draw:start-shape="id57" draw:start-glue-point="8" draw:end-shape="id61" draw:end-glue-point="0" svg:d="m14366 18297 3723 1121">
          <text:p/>
        </draw:connector>
        <draw:connector draw:style-name="gr3" draw:text-style-name="P4" draw:layer="layout" draw:type="line" svg:x1="18.16cm" svg:y1="18.297cm" svg:x2="18.089cm" svg:y2="19.418cm" draw:start-shape="id58" draw:start-glue-point="8" draw:end-shape="id61" draw:end-glue-point="0" svg:d="m18160 18297-71 1121">
          <text:p/>
        </draw:connector>
        <draw:connector draw:style-name="gr3" draw:text-style-name="P4" draw:layer="layout" draw:type="line" svg:x1="21.952cm" svg:y1="18.342cm" svg:x2="18.089cm" svg:y2="19.418cm" draw:start-shape="id59" draw:start-glue-point="8" draw:end-shape="id61" draw:end-glue-point="0" svg:d="m21952 18342-3863 1076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校對流程圖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2" draw:id="id62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7" draw:id="id67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3" draw:id="id63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6" draw:id="id66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draw:type="line" svg:x1="22.257cm" svg:y1="12.349cm" svg:x2="19.545cm" svg:y2="7.908cm" draw:start-shape="id62" draw:start-glue-point="5" draw:end-shape="id63" draw:end-glue-point="7" svg:d="m22257 12349-2712-4441">
          <text:p/>
        </draw:connector>
        <draw:connector draw:style-name="gr12" draw:text-style-name="P4" draw:layer="layout" draw:line-skew="-0.841cm" svg:x1="24.427cm" svg:y1="11.549cm" svg:x2="10.518cm" svg:y2="7.108cm" draw:start-shape="id62" draw:start-glue-point="4" draw:end-shape="id64" draw:end-glue-point="4" svg:d="m24427 11549v-5783h-13909v1342">
          <text:p/>
        </draw:connector>
        <draw:connector draw:style-name="gr11" draw:text-style-name="P4" draw:layer="layout" draw:type="line" svg:x1="22.257cm" svg:y1="12.349cm" svg:x2="19.545cm" svg:y2="9.9cm" draw:start-shape="id62" draw:start-glue-point="5" draw:end-shape="id65" draw:end-glue-point="7" svg:d="m22257 12349-2712-2449">
          <text:p/>
        </draw:connector>
        <draw:connector draw:style-name="gr11" draw:text-style-name="P4" draw:layer="layout" draw:type="line" svg:x1="22.257cm" svg:y1="12.349cm" svg:x2="19.545cm" svg:y2="11.888cm" draw:start-shape="id62" draw:start-glue-point="5" draw:end-shape="id66" draw:end-glue-point="7" svg:d="m22257 12349-2712-461">
          <text:p/>
        </draw:connector>
        <draw:connector draw:style-name="gr3" draw:text-style-name="P4" draw:layer="layout" draw:type="line" svg:x1="5.83cm" svg:y1="12.349cm" svg:x2="8.543cm" svg:y2="11.861cm" draw:start-shape="id67" draw:start-glue-point="7" draw:end-shape="id68" draw:end-glue-point="5" svg:d="m5830 12349 2713-488">
          <text:p/>
        </draw:connector>
        <draw:connector draw:style-name="gr3" draw:text-style-name="P4" draw:layer="layout" draw:type="line" svg:x1="5.83cm" svg:y1="12.349cm" svg:x2="8.543cm" svg:y2="7.908cm" draw:start-shape="id67" draw:end-shape="id64" draw:end-glue-point="5" svg:d="m5830 12349 2713-4441">
          <text:p/>
        </draw:connector>
        <draw:connector draw:style-name="gr3" draw:text-style-name="P4" draw:layer="layout" draw:type="line" svg:x1="5.83cm" svg:y1="12.349cm" svg:x2="8.543cm" svg:y2="9.885cm" draw:start-shape="id67" draw:start-glue-point="7" draw:end-shape="id69" draw:end-glue-point="5" svg:d="m5830 12349 2713-2464">
          <text:p/>
        </draw:connector>
        <draw:frame draw:style-name="gr13" draw:text-style-name="P7" draw:layer="layout" svg:width="1.17cm" svg:height="1.53cm" svg:x="13.316cm" svg:y="13.215cm">
          <draw:text-box>
            <text:p text:style-name="P7">……</text:p>
          </draw:text-box>
        </draw:frame>
        <draw:connector draw:style-name="gr11" draw:text-style-name="P4" draw:layer="layout" draw:type="line" svg:x1="12.493cm" svg:y1="7.908cm" svg:x2="15.206cm" svg:y2="7.908cm" draw:start-shape="id64" draw:start-glue-point="7" draw:end-shape="id63" draw:end-glue-point="5" svg:d="m12493 7908h2713">
          <text:p/>
        </draw:connector>
        <draw:connector draw:style-name="gr11" draw:text-style-name="P4" draw:layer="layout" draw:type="line" svg:x1="12.493cm" svg:y1="9.885cm" svg:x2="15.206cm" svg:y2="9.9cm" draw:start-shape="id69" draw:start-glue-point="7" draw:end-shape="id65" draw:end-glue-point="5" svg:d="m12493 9885 2713 15">
          <text:p/>
        </draw:connector>
        <draw:connector draw:style-name="gr11" draw:text-style-name="P4" draw:layer="layout" draw:type="line" svg:x1="12.493cm" svg:y1="11.861cm" svg:x2="15.206cm" svg:y2="11.888cm" draw:start-shape="id68" draw:start-glue-point="7" draw:end-shape="id66" draw:end-glue-point="5" svg:d="m12493 11861 2713 27">
          <text:p/>
        </draw:connector>
        <draw:connector draw:style-name="gr3" draw:text-style-name="P4" draw:layer="layout" draw:type="line" svg:x1="15.206cm" svg:y1="9.9cm" svg:x2="12.493cm" svg:y2="11.861cm" draw:start-shape="id65" draw:start-glue-point="5" draw:end-shape="id68" draw:end-glue-point="7" svg:d="m15206 9900-2713 1961">
          <text:p/>
        </draw:connector>
        <draw:connector draw:style-name="gr3" draw:text-style-name="P4" draw:layer="layout" draw:type="line" svg:x1="15.206cm" svg:y1="7.908cm" svg:x2="12.493cm" svg:y2="9.885cm" draw:start-shape="id63" draw:start-glue-point="5" draw:end-shape="id69" svg:d="m15206 7908-2713 1977">
          <text:p/>
        </draw:connecto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draw:style-name="standard" draw:layer="layout" svg:width="12.314cm" svg:height="4.695cm" svg:x="4.246cm" svg:y="13.573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ce1">
              <table:table-cell>
                <text:p>BLEU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7" table:default-cell-style-name="ce1">
              <table:table-cell>
                <text:p>無加典藏</text:p>
              </table:table-cell>
              <table:table-cell>
                <text:p>55.03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7" table:default-cell-style-name="ce1">
              <table:table-cell>
                <text:p>加典藏</text:p>
              </table:table-cell>
              <table:table-cell/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layer="layout" svg:width="7.616cm" svg:height="0.92cm" svg:x="4.376cm" svg:y="19.47cm">
          <draw:text-box>
            <text:p>0*：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70" draw:end-shape="id71" draw:end-glue-point="4" svg:d="m26277 14361v991">
          <text:p/>
        </draw:connector>
        <draw:connector draw:style-name="gr3" draw:text-style-name="P4" xml:id="id81" draw:id="id81" draw:layer="layout" draw:type="line" svg:x1="26.277cm" svg:y1="6.033cm" svg:x2="26.277cm" svg:y2="12.568cm" draw:start-shape="id72" draw:start-glue-point="6" draw:end-shape="id70" draw:end-glue-point="4" svg:d="m26277 6033v6535">
          <text:p/>
        </draw:connector>
        <draw:custom-shape draw:style-name="gr4" draw:text-style-name="P4" xml:id="id72" draw:id="id72" draw:layer="layout" svg:width="2.882cm" svg:height="1.6cm" svg:x="24.836cm" svg:y="4.433cm">
          <text:p text:style-name="P4">輸入</text:p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80" draw:id="id80" draw:layer="layout" svg:width="3.933cm" svg:height="2.3cm" svg:x="15.643cm" svg:y="5.553cm">
          <text:p text:style-name="P4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76" draw:id="id76" draw:layer="layout" svg:width="2.545cm" svg:height="2.224cm" svg:x="18.365cm" svg:y="9.87cm">
          <text:p text:style-name="P4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3" draw:id="id73" draw:layer="layout" svg:width="4.339cm" svg:height="1.6cm" svg:x="20.397cm" svg:y="18.206cm">
          <text:p text:style-name="P4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77" draw:id="id77" draw:layer="layout" svg:width="4cm" svg:height="1.6cm" svg:x="21.671cm" svg:y="10.182cm">
          <text:p text:style-name="P4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70" draw:id="id70" draw:layer="layout" svg:width="3.058cm" svg:height="1.793cm" svg:x="24.748cm" svg:y="12.568cm">
          <text:p text:style-name="P4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1" draw:id="id71" draw:layer="layout" svg:width="2.4cm" svg:height="1.6cm" svg:x="25.077cm" svg:y="15.352cm">
          <text:p text:style-name="P4">輸出</text:p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73" draw:start-glue-point="4" draw:end-shape="id70" draw:end-glue-point="5" svg:d="m22567 18206 2181-4742">
          <text:p/>
        </draw:connector>
        <draw:custom-shape draw:style-name="gr4" draw:text-style-name="P4" xml:id="id75" draw:id="id75" draw:layer="layout" svg:width="3.6cm" svg:height="1.6cm" svg:x="13.207cm" svg:y="10.182cm">
          <text:p text:style-name="P4">國語閩南語</text:p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78" draw:id="id78" draw:layer="layout" svg:width="3.933cm" svg:height="2.3cm" svg:x="15.643cm" svg:y="13.196cm">
          <text:p text:style-name="P4">中研院</text:p>
          <text:p text:style-name="P4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4" draw:id="id74" draw:layer="layout" svg:width="4.339cm" svg:height="1.6cm" svg:x="12.838cm" svg:y="18.206cm">
          <text:p text:style-name="P4">中研院</text:p>
          <text:p text:style-name="P4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74" draw:start-glue-point="7" draw:end-shape="id73" draw:end-glue-point="5" svg:d="m17177 19006h3220">
          <text:p/>
        </draw:connector>
        <draw:connector draw:style-name="gr3" draw:text-style-name="P4" xml:id="id79" draw:id="id79" draw:layer="layout" draw:type="line" svg:x1="16.807cm" svg:y1="10.982cm" svg:x2="18.365cm" svg:y2="10.982cm" draw:start-shape="id75" draw:start-glue-point="7" draw:end-shape="id76" svg:d="m16807 10982h1558">
          <text:p/>
        </draw:connector>
        <draw:connector draw:style-name="gr3" draw:text-style-name="P4" xml:id="id82" draw:id="id82" draw:layer="layout" draw:type="line" svg:x1="21.671cm" svg:y1="10.982cm" svg:x2="21.671cm" svg:y2="10.982cm" draw:start-shape="id77" draw:end-shape="id77" draw:end-glue-point="5" svg:d="m21671 10982">
          <text:p/>
        </draw:connector>
        <draw:connector draw:style-name="gr3" draw:text-style-name="P4" draw:layer="layout" draw:type="line" svg:x1="17.609cm" svg:y1="13.196cm" svg:x2="17.586cm" svg:y2="10.982cm" draw:start-shape="id78" draw:end-shape="id79" draw:end-glue-point="0" svg:d="m17609 13196-23-2214">
          <text:p/>
        </draw:connector>
        <draw:connector draw:style-name="gr3" draw:text-style-name="P4" draw:layer="layout" draw:type="line" svg:x1="19.576cm" svg:y1="6.703cm" svg:x2="26.277cm" svg:y2="9.3cm" draw:start-shape="id80" draw:start-glue-point="7" draw:end-shape="id81" draw:end-glue-point="0" svg:d="m19576 6703 6701 2597">
          <text:p/>
        </draw:connector>
        <draw:connector draw:style-name="gr3" draw:text-style-name="P4" draw:layer="layout" draw:type="line" svg:x1="23.671cm" svg:y1="11.782cm" svg:x2="24.748cm" svg:y2="13.464cm" draw:start-shape="id77" draw:start-glue-point="6" draw:end-shape="id70" draw:end-glue-point="5" svg:d="m23671 11782 1077 1682">
          <text:p/>
        </draw:connector>
        <draw:connector draw:style-name="gr3" draw:text-style-name="P4" draw:layer="layout" draw:type="line" svg:x1="20.91cm" svg:y1="10.982cm" svg:x2="21.671cm" svg:y2="10.982cm" draw:start-shape="id76" draw:start-glue-point="7" draw:end-shape="id82" draw:end-glue-point="0" svg:d="m20910 10982h76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83" draw:start-glue-point="7" draw:end-shape="id84" draw:end-glue-point="5" svg:d="m4957 16151h941">
          <text:p/>
        </draw:connector>
        <draw:custom-shape draw:style-name="gr4" draw:text-style-name="P4" xml:id="id85" draw:id="id85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3" draw:id="id83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84" draw:id="id84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92" draw:id="id92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85" draw:start-glue-point="4" draw:end-shape="id84" draw:end-glue-point="6" svg:d="m7463 18777-36-1729">
          <text:p/>
        </draw:connector>
        <draw:custom-shape draw:style-name="gr5" draw:text-style-name="P4" xml:id="id87" draw:id="id87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89" draw:id="id89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91" draw:id="id91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90" draw:id="id90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6" draw:id="id86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88" draw:id="id88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86" draw:start-glue-point="4" draw:end-shape="id87" draw:end-glue-point="6" svg:d="m11427 18776v-1729">
          <text:p/>
        </draw:connector>
        <draw:connector draw:style-name="gr3" draw:text-style-name="P4" draw:layer="layout" draw:type="line" svg:x1="15.427cm" svg:y1="18.775cm" svg:x2="15.426cm" svg:y2="17.046cm" draw:start-shape="id88" draw:start-glue-point="4" draw:end-shape="id89" draw:end-glue-point="6" svg:d="m15427 18775-1-1729">
          <text:p/>
        </draw:connector>
        <draw:connector draw:style-name="gr3" draw:text-style-name="P4" draw:layer="layout" draw:type="line" svg:x1="20.789cm" svg:y1="18.731cm" svg:x2="20.79cm" svg:y2="17.045cm" draw:start-shape="id90" draw:start-glue-point="4" draw:end-shape="id91" draw:end-glue-point="6" svg:d="m20789 18731 1-1686">
          <text:p/>
        </draw:connector>
        <draw:connector draw:style-name="gr3" draw:text-style-name="P4" draw:layer="layout" svg:x1="7.427cm" svg:y1="15.255cm" svg:x2="17.897cm" svg:y2="16.148cm" draw:start-shape="id84" draw:start-glue-point="4" draw:end-shape="id91" draw:end-glue-point="5" svg:d="m7427 15255v-502h6000v1395h4470">
          <text:p/>
        </draw:connector>
        <draw:connector draw:style-name="gr3" draw:text-style-name="P4" draw:layer="layout" svg:x1="11.427cm" svg:y1="15.254cm" svg:x2="17.897cm" svg:y2="16.148cm" draw:start-shape="id87" draw:start-glue-point="4" draw:end-shape="id91" draw:end-glue-point="5" svg:d="m11427 15254v-502h4000v1396h2470">
          <text:p/>
        </draw:connector>
        <draw:connector draw:style-name="gr3" draw:text-style-name="P4" draw:layer="layout" svg:x1="15.426cm" svg:y1="15.253cm" svg:x2="17.897cm" svg:y2="16.148cm" draw:start-shape="id89" draw:start-glue-point="4" draw:end-shape="id91" draw:end-glue-point="5" svg:d="m15426 15253v-503h-2030v1398h4501">
          <text:p/>
        </draw:connector>
        <draw:connector draw:style-name="gr3" draw:text-style-name="P4" draw:layer="layout" draw:type="line" svg:x1="8.956cm" svg:y1="16.151cm" svg:x2="9.898cm" svg:y2="16.15cm" draw:start-shape="id84" draw:start-glue-point="7" draw:end-shape="id87" draw:end-glue-point="5" svg:d="m8956 16151 942-1">
          <text:p/>
        </draw:connector>
        <draw:connector draw:style-name="gr3" draw:text-style-name="P4" draw:layer="layout" draw:type="line" svg:x1="12.956cm" svg:y1="16.15cm" svg:x2="13.897cm" svg:y2="16.149cm" draw:start-shape="id87" draw:start-glue-point="7" draw:end-shape="id89" draw:end-glue-point="5" svg:d="m12956 16150 941-1">
          <text:p/>
        </draw:connector>
        <draw:connector draw:style-name="gr3" draw:text-style-name="P4" draw:layer="layout" draw:type="line" svg:x1="23.682cm" svg:y1="16.148cm" svg:x2="24.62cm" svg:y2="16.151cm" draw:start-shape="id91" draw:start-glue-point="7" draw:end-shape="id92" draw:end-glue-point="5" svg:d="m23682 16148 938 3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93" draw:end-shape="id94" draw:end-glue-point="4" svg:d="m26277 14361v991">
            <text:p/>
          </draw:connector>
          <draw:connector draw:style-name="gr3" draw:text-style-name="P4" xml:id="id105" draw:id="id105" draw:layer="layout" draw:type="line" svg:x1="26.277cm" svg:y1="6.033cm" svg:x2="26.277cm" svg:y2="12.568cm" draw:start-shape="id95" draw:start-glue-point="6" draw:end-shape="id93" draw:end-glue-point="4" svg:d="m26277 6033v6535">
            <text:p/>
          </draw:connector>
          <draw:custom-shape draw:style-name="gr4" draw:text-style-name="P5" xml:id="id95" draw:id="id95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03" draw:id="id103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99" draw:id="id99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6" draw:id="id96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00" draw:id="id100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93" draw:id="id93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4" draw:id="id94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96" draw:start-glue-point="4" draw:end-shape="id93" draw:end-glue-point="5" svg:d="m22197 18206 2551-4742">
            <text:p/>
          </draw:connector>
          <draw:custom-shape draw:style-name="gr4" draw:text-style-name="P5" xml:id="id98" draw:id="id98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01" draw:id="id101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7" draw:id="id97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04" draw:id="id104" draw:layer="layout" draw:type="line" svg:x1="17.177cm" svg:y1="19.006cm" svg:x2="20.397cm" svg:y2="19.006cm" draw:start-shape="id97" draw:start-glue-point="7" draw:end-shape="id96" draw:end-glue-point="5" svg:d="m17177 19006h3220">
            <text:p/>
          </draw:connector>
          <draw:connector draw:style-name="gr3" draw:text-style-name="P4" xml:id="id102" draw:id="id102" draw:layer="layout" draw:type="line" svg:x1="16.807cm" svg:y1="10.982cm" svg:x2="18.365cm" svg:y2="10.982cm" draw:start-shape="id98" draw:start-glue-point="7" draw:end-shape="id99" svg:d="m16807 10982h1558">
            <text:p/>
          </draw:connector>
          <draw:connector draw:style-name="gr3" draw:text-style-name="P4" xml:id="id106" draw:id="id106" draw:layer="layout" draw:type="line" svg:x1="21.671cm" svg:y1="10.982cm" svg:x2="21.671cm" svg:y2="10.982cm" draw:start-shape="id100" draw:end-shape="id100" draw:end-glue-point="5" svg:d="m21671 10982">
            <text:p/>
          </draw:connector>
          <draw:connector draw:style-name="gr3" draw:text-style-name="P4" draw:layer="layout" draw:type="line" svg:x1="17.609cm" svg:y1="13.196cm" svg:x2="17.586cm" svg:y2="10.982cm" draw:start-shape="id101" draw:end-shape="id102" draw:end-glue-point="0" svg:d="m17609 13196-23-2214">
            <text:p/>
          </draw:connector>
          <draw:connector draw:style-name="gr3" draw:text-style-name="P4" draw:layer="layout" draw:type="line" svg:x1="17.61cm" svg:y1="7.853cm" svg:x2="17.586cm" svg:y2="10.982cm" draw:start-shape="id103" draw:start-glue-point="6" draw:end-shape="id102" draw:end-glue-point="0" svg:d="m17610 7853-24 3129">
            <text:p/>
          </draw:connector>
          <draw:connector draw:style-name="gr3" draw:text-style-name="P4" draw:layer="layout" draw:type="line" svg:x1="17.61cm" svg:y1="15.496cm" svg:x2="18.787cm" svg:y2="19.006cm" draw:start-shape="id101" draw:start-glue-point="6" draw:end-shape="id104" draw:end-glue-point="0" svg:d="m17610 15496 1177 3510">
            <text:p/>
          </draw:connector>
          <draw:connector draw:style-name="gr3" draw:text-style-name="P4" draw:layer="layout" draw:type="line" svg:x1="19.576cm" svg:y1="6.703cm" svg:x2="26.277cm" svg:y2="9.3cm" draw:start-shape="id103" draw:start-glue-point="7" draw:end-shape="id105" draw:end-glue-point="0" svg:d="m19576 6703 6701 2597">
            <text:p/>
          </draw:connector>
          <draw:connector draw:style-name="gr3" draw:text-style-name="P4" draw:layer="layout" draw:type="line" svg:x1="23.671cm" svg:y1="11.782cm" svg:x2="24.748cm" svg:y2="13.464cm" draw:start-shape="id100" draw:start-glue-point="6" draw:end-shape="id93" draw:end-glue-point="5" svg:d="m23671 11782 1077 1682">
            <text:p/>
          </draw:connector>
          <draw:connector draw:style-name="gr3" draw:text-style-name="P4" draw:layer="layout" draw:type="line" svg:x1="20.91cm" svg:y1="10.982cm" svg:x2="21.671cm" svg:y2="10.982cm" draw:start-shape="id99" draw:start-glue-point="7" draw:end-shape="id106" draw:end-glue-point="0" svg:d="m20910 10982h761">
            <text:p/>
          </draw:connector>
          <draw:connector draw:style-name="gr11" draw:text-style-name="P4" draw:layer="layout" draw:type="line" svg:x1="15.007cm" svg:y1="11.782cm" svg:x2="15.008cm" svg:y2="18.206cm" draw:start-shape="id98" draw:start-glue-point="6" draw:end-shape="id97" draw:end-glue-point="4" svg:d="m15007 11782 1 6424">
            <text:p/>
          </draw:connector>
          <draw:connector draw:style-name="gr11" draw:text-style-name="P4" draw:layer="layout" draw:type="line" svg:x1="22.197cm" svg:y1="18.206cm" svg:x2="19.576cm" svg:y2="14.346cm" draw:start-shape="id96" draw:start-glue-point="4" draw:end-shape="id101" draw:end-glue-point="7" svg:d="m22197 18206-2621-3860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4" draw:text-style-name="P5" xml:id="id108" draw:id="id108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7" draw:id="id107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09" draw:id="id109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1" draw:id="id111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6.924cm" svg:y1="14.107cm" svg:x2="6.924cm" svg:y2="16.503cm" draw:start-shape="id107" draw:start-glue-point="6" draw:end-shape="id108" draw:end-glue-point="4" svg:d="m6924 14107v2396">
            <text:p/>
          </draw:connector>
          <draw:connector draw:style-name="gr3" draw:text-style-name="P4" draw:layer="layout" draw:type="line" svg:x1="14.88cm" svg:y1="16.242cm" svg:x2="14.88cm" svg:y2="14.367cm" draw:start-shape="id109" draw:start-glue-point="4" draw:end-shape="id110" draw:end-glue-point="6" svg:d="m14880 16242v-1875">
            <text:p/>
          </draw:connector>
          <draw:connector draw:style-name="gr11" draw:text-style-name="P4" draw:layer="layout" draw:type="line" svg:x1="8.869cm" svg:y1="17.392cm" svg:x2="12.913cm" svg:y2="17.392cm" draw:start-shape="id108" draw:start-glue-point="7" draw:end-shape="id109" draw:end-glue-point="5" svg:d="m8869 17392h4044">
            <text:p/>
          </draw:connector>
          <draw:connector draw:style-name="gr3" draw:text-style-name="P4" draw:layer="layout" draw:type="line" svg:x1="20.299cm" svg:y1="17.392cm" svg:x2="16.846cm" svg:y2="17.392cm" draw:start-shape="id111" draw:start-glue-point="5" draw:end-shape="id109" draw:end-glue-point="7" svg:d="m20299 17392h-3453">
            <text:p/>
          </draw:connector>
          <draw:custom-shape draw:style-name="gr5" draw:text-style-name="P5" xml:id="id110" draw:id="id110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2.913cm" svg:y1="13.217cm" svg:x2="6.924cm" svg:y2="16.503cm" draw:start-shape="id110" draw:start-glue-point="5" draw:end-shape="id108" draw:end-glue-point="4" svg:d="m12913 13217-5989 3286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12" draw:id="id112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12" draw:start-glue-point="1" draw:end-shape="id113" draw:end-glue-point="3" svg:d="m6200 12333h7000">
            <text:p/>
          </draw:connector>
          <draw:custom-shape draw:style-name="gr4" draw:text-style-name="P4" xml:id="id113" draw:id="id113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14" draw:id="id114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13" draw:start-glue-point="1" draw:end-shape="id114" draw:end-glue-point="3" svg:d="m17600 12333h5200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16" draw:id="id116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15" draw:id="id115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12" draw:start-glue-point="2" draw:end-shape="id115" draw:end-glue-point="0" svg:d="m4000 13233v5000">
            <text:p/>
          </draw:connector>
          <draw:connector draw:style-name="gr3" draw:text-style-name="P4" draw:layer="layout" draw:type="line" svg:x1="6.2cm" svg:y1="19.133cm" svg:x2="12.2cm" svg:y2="19.133cm" draw:start-shape="id115" draw:start-glue-point="1" draw:end-shape="id116" svg:d="m6200 19133h6000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6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8" table:default-cell-style-name="ce2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8" table:default-cell-style-name="ce2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2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8" table:default-cell-style-name="ce2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8" table:default-cell-style-name="ce2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2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9" table:default-cell-style-name="ce2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table:table-template text:style-name="defaul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6T17:02:56</dc:date>
    <meta:editing-duration>P3DT21H46M24S</meta:editing-duration>
    <meta:editing-cycles>201</meta:editing-cycles>
    <meta:generator>LibreOffice/3.4$Linux LibreOffice_project/340m1$Build-602</meta:generator>
    <meta:document-statistic meta:object-count="528"/>
  </office:meta>
</office:document-meta>
</file>